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Datafram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CV-score</text:p>
          </table:table-cell>
          <table:table-cell office:value-type="string" calcext:value-type="string">
            <text:p>Train-score</text:p>
          </table:table-cell>
          <table:table-cell office:value-type="string" calcext:value-type="string">
            <text:p>Test-score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5184" calcext:value-type="float">
            <text:p>0.795184</text:p>
          </table:table-cell>
          <table:table-cell office:value-type="float" office:value="0.829" calcext:value-type="float">
            <text:p>0.829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'criterion': 'gini', 'max_depth': 14, 'min_samples_leaf': 10, 'min_samples_split': 4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T</text:p>
          </table:table-cell>
          <table:table-cell office:value-type="float" office:value="0.797249" calcext:value-type="float">
            <text:p>0.797249</text:p>
          </table:table-cell>
          <table:table-cell office:value-type="float" office:value="0.836" calcext:value-type="float">
            <text:p>0.836</text:p>
          </table:table-cell>
          <table:table-cell office:value-type="float" office:value="0.794" calcext:value-type="float">
            <text:p>0.794</text:p>
          </table:table-cell>
          <table:table-cell office:value-type="string" calcext:value-type="string">
            <text:p>{'class_weight': 'balanced', 'criterion': 'gini', 'max_depth': 15, 'min_samples_leaf': 7, 'min_samples_split': 50}</text:p>
          </table:table-cell>
        </table:table-row>
        <table:table-row table:style-name="ro1" table:number-rows-repeated="21">
          <table:table-cell table:number-columns-repeated="7"/>
        </table:table-row>
        <table:table-row table:style-name="ro1">
          <table:table-cell office:value-type="string" calcext:value-type="string">
            <text:p>Datafr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, missing age → -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ut missing age samples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nly cross correlation &gt; 0.01 and &gt; 0.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A(n_pc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2:34:27.150474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40:03.081475931</meta:creation-date>
    <dc:date>2021-11-10T13:34:28.345955901</dc:date>
    <meta:editing-duration>PT20M38S</meta:editing-duration>
    <meta:editing-cycles>3</meta:editing-cycles>
    <meta:generator>LibreOffice/6.0.7.3$Linux_X86_64 LibreOffice_project/00m0$Build-3</meta:generator>
    <meta:document-statistic meta:table-count="1" meta:cell-count="26" meta:object-count="0"/>
  </office:meta>
</office:document-meta>
</file>